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over accent="true">
          <mi>v</mi>
          <mo stretchy="true">⃗</mo>
        </mover>
        <mrow>
          <mn>1</mn>
          <mi mathvariant="italic">org</mi>
        </mrow>
        <none/>
        <mprescripts/>
        <none/>
        <mn>0</mn>
      </mmultiscripts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{widevec {v}} lsup { 0 } sub { 1 org } = left [ matrix { 0 ## 0 ## 0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05:07:16.042661430</dc:date>
    <meta:editing-duration>PT8M15S</meta:editing-duration>
    <meta:editing-cycles>2</meta:editing-cycles>
    <meta:generator>LibreOffice/6.2.4.2.0$Linux_X86_64 LibreOffice_project/b154c0ac6cf11bc010cb60509e6db2f74a9a9fa3</meta:generator>
  </office:meta>
</office:document-meta>
</file>